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Throttle</text:p>
          </table:table-cell>
          <table:table-cell office:value-type="float" office:value="1">
            <text:p>1</text:p>
          </table:table-cell>
          <table:table-cell office:value-type="string">
            <text:p>(0:1)</text:p>
          </table:table-cell>
          <table:table-cell table:number-columns-repeated="3"/>
        </table:table-row>
        <table:table-row table:style-name="ro1">
          <table:table-cell office:value-type="string">
            <text:p>Yaw</text:p>
          </table:table-cell>
          <table:table-cell office:value-type="float" office:value="0">
            <text:p>0</text:p>
          </table:table-cell>
          <table:table-cell office:value-type="string">
            <text:p>(-1:1)</text:p>
          </table:table-cell>
          <table:table-cell table:number-columns-repeated="3"/>
        </table:table-row>
        <table:table-row table:style-name="ro1">
          <table:table-cell office:value-type="string">
            <text:p>Pitch</text:p>
          </table:table-cell>
          <table:table-cell office:value-type="float" office:value="0">
            <text:p>0</text:p>
          </table:table-cell>
          <table:table-cell office:value-type="string">
            <text:p>(-1:1)</text:p>
          </table:table-cell>
          <table:table-cell table:number-columns-repeated="3"/>
        </table:table-row>
        <table:table-row table:style-name="ro1">
          <table:table-cell office:value-type="string">
            <text:p>Roll</text:p>
          </table:table-cell>
          <table:table-cell office:value-type="float" office:value="0">
            <text:p>0</text:p>
          </table:table-cell>
          <table:table-cell office:value-type="string">
            <text:p>(-1:1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table:number-columns-spanned="4" table:number-rows-spanned="1">
            <text:p>Coefficient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>
            <text:p>Throttle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</table:table-row>
        <table:table-row table:style-name="ro1">
          <table:table-cell office:value-type="string">
            <text:p>PowerFront</text:p>
          </table:table-cell>
          <table:table-cell table:formula="oooc:=([.C7]*Throttle)+([.D7]*_Roll)+([.E7]*Pitch)+([.F7]*Yaw)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string">
            <text:p>PowerAft</text:p>
          </table:table-cell>
          <table:table-cell table:formula="oooc:=([.C8]*Throttle)+([.D8]*_Roll)+([.E8]*Pitch)+([.F8]*Yaw)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-0.14">
            <text:p>-0.14</text:p>
          </table:table-cell>
        </table:table-row>
        <table:table-row table:style-name="ro1">
          <table:table-cell office:value-type="string">
            <text:p>PowerLeft</text:p>
          </table:table-cell>
          <table:table-cell table:formula="oooc:=([.C9]*Throttle)+([.D9]*_Roll)+([.E9]*Pitch)+([.F9]*Yaw)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PowerRight</text:p>
          </table:table-cell>
          <table:table-cell table:formula="oooc:=([.C10]*Throttle)+([.D10]*_Roll)+([.E10]*Pitch)+([.F10]*Yaw)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float" office:value="-0.28">
            <text:p>-0.2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</table:table>
      <table:named-expressions>
        <table:named-range table:name="Throttle" table:base-cell-address="$Sheet1.$A$1" table:cell-range-address="$Sheet1.$B$1"/>
        <table:named-range table:name="Yaw" table:base-cell-address="$Sheet1.$A$2" table:cell-range-address="$Sheet1.$B$2"/>
        <table:named-range table:name="Pitch" table:base-cell-address="$Sheet1.$A$3" table:cell-range-address="$Sheet1.$B$3"/>
        <table:named-range table:name="_Roll" table:base-cell-address="$Sheet1.$A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4">01/24/2009</text:date>, <text:time>17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1-24T10:09:50</meta:creation-date>
    <dc:date>2009-01-24T17:24:03</dc:date>
    <meta:editing-cycles>2</meta:editing-cycles>
    <meta:editing-duration>PT7H14M15S</meta:editing-duration>
    <meta:user-defined meta:name="Info 1"/>
    <meta:user-defined meta:name="Info 2"/>
    <meta:user-defined meta:name="Info 3"/>
    <meta:user-defined meta:name="Info 4"/>
    <meta:document-statistic meta:table-count="1" meta:cell-count="41"/>
  </office:meta>
</office:document-meta>
</file>